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ieces #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(python) bf</text:p>
          </table:table-cell>
          <table:table-cell table:style-name="ce1" office:value-type="string" calcext:value-type="string">
            <text:p>(python) bf_prune</text:p>
          </table:table-cell>
          <table:table-cell table:style-name="ce1" office:value-type="string" calcext:value-type="string">
            <text:p>(python) bi</text:p>
          </table:table-cell>
          <table:table-cell table:style-name="ce1" office:value-type="string" calcext:value-type="string">
            <text:p>(python) bc</text:p>
          </table:table-cell>
          <table:table-cell table:style-name="ce1" office:value-type="string" calcext:value-type="string">
            <text:p>(python) bf_i</text:p>
          </table:table-cell>
          <table:table-cell table:style-name="ce1"/>
          <table:table-cell table:style-name="ce1" office:value-type="string" calcext:value-type="string">
            <text:p>(c++) bf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ard_01_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29" calcext:value-type="float">
            <text:p>0.000129</text:p>
          </table:table-cell>
          <table:table-cell/>
          <table:table-cell table:style-name="ce3" office:value-type="float" office:value="0.000245" calcext:value-type="float">
            <text:p>2.45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2_1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0.000493" calcext:value-type="float">
            <text:p>0.000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3_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66" calcext:value-type="float">
            <text:p>0.000166</text:p>
          </table:table-cell>
          <table:table-cell/>
          <table:table-cell office:value-type="float" office:value="0.000429" calcext:value-type="float">
            <text:p>0.000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4_1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0.000386" calcext:value-type="float">
            <text:p>0.000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5_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0.001004" calcext:value-type="float">
            <text:p>0.001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6_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211" calcext:value-type="float">
            <text:p>0.000211</text:p>
          </table:table-cell>
          <table:table-cell/>
          <table:table-cell office:value-type="float" office:value="0.000732" calcext:value-type="float">
            <text:p>0.000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7_1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01615" calcext:value-type="float">
            <text:p>0.001615</text:p>
          </table:table-cell>
          <table:table-cell/>
          <table:table-cell office:value-type="float" office:value="0.006465" calcext:value-type="float">
            <text:p>0.006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8_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0.004211" calcext:value-type="float">
            <text:p>0.004211</text:p>
          </table:table-cell>
          <table:table-cell/>
          <table:table-cell office:value-type="float" office:value="0.002264" calcext:value-type="float">
            <text:p>0.00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9_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1115" calcext:value-type="float">
            <text:p>0.001115</text:p>
          </table:table-cell>
          <table:table-cell/>
          <table:table-cell office:value-type="float" office:value="0.001087" calcext:value-type="float">
            <text:p>0.001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0_1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26442" calcext:value-type="float">
            <text:p>0.026442</text:p>
          </table:table-cell>
          <table:table-cell office:value-type="float" office:value="0.040748" calcext:value-type="float">
            <text:p>0.040748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0.001762" calcext:value-type="float">
            <text:p>0.00176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1_1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2338" calcext:value-type="float">
            <text:p>0.002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2_1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01998" calcext:value-type="float">
            <text:p>0.001998</text:p>
          </table:table-cell>
          <table:table-cell/>
          <table:table-cell office:value-type="float" office:value="0.012943" calcext:value-type="float">
            <text:p>0.0129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3_1</text:p>
          </table:table-cell>
          <table:table-cell office:value-type="float" office:value="0.008376" calcext:value-type="float">
            <text:p>0.008376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777" calcext:value-type="float">
            <text:p>0.000777</text:p>
          </table:table-cell>
          <table:table-cell/>
          <table:table-cell office:value-type="float" office:value="0.002202" calcext:value-type="float">
            <text:p>0.002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4_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1058" calcext:value-type="float">
            <text:p>0.001058</text:p>
          </table:table-cell>
          <table:table-cell/>
          <table:table-cell office:value-type="float" office:value="0.020104" calcext:value-type="float">
            <text:p>0.020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5_1</text:p>
          </table:table-cell>
          <table:table-cell office:value-type="float" office:value="0.015452" calcext:value-type="float">
            <text:p>0.01545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056354" calcext:value-type="float">
            <text:p>0.056354</text:p>
          </table:table-cell>
          <table:table-cell office:value-type="float" office:value="0.000832" calcext:value-type="float">
            <text:p>0.000832</text:p>
          </table:table-cell>
          <table:table-cell/>
          <table:table-cell office:value-type="float" office:value="0.006875" calcext:value-type="float">
            <text:p>0.00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6_1</text:p>
          </table:table-cell>
          <table:table-cell office:value-type="float" office:value="1.382097" calcext:value-type="float">
            <text:p>1.38209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295746" calcext:value-type="float">
            <text:p>0.295746</text:p>
          </table:table-cell>
          <table:table-cell office:value-type="float" office:value="0.005033" calcext:value-type="float">
            <text:p>0.005033</text:p>
          </table:table-cell>
          <table:table-cell/>
          <table:table-cell office:value-type="float" office:value="0.125236" calcext:value-type="float">
            <text:p>0.125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7_1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00287" calcext:value-type="float">
            <text:p>0.00287</text:p>
          </table:table-cell>
          <table:table-cell/>
          <table:table-cell office:value-type="float" office:value="1.914098" calcext:value-type="float">
            <text:p>1.914098</text:p>
          </table:table-cell>
          <table:table-cell office:value-type="float" office:value="0.004908" calcext:value-type="float">
            <text:p>0.004908</text:p>
          </table:table-cell>
          <table:table-cell/>
          <table:table-cell office:value-type="float" office:value="0.009614" calcext:value-type="float">
            <text:p>0.009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8_1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3.178461" calcext:value-type="float">
            <text:p>3.178461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0.01211" calcext:value-type="float">
            <text:p>0.01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9_1</text:p>
          </table:table-cell>
          <table:table-cell office:value-type="float" office:value="0.10215" calcext:value-type="float">
            <text:p>0.1021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63898" calcext:value-type="float">
            <text:p>0.063898</text:p>
          </table:table-cell>
          <table:table-cell office:value-type="float" office:value="3.469929" calcext:value-type="float">
            <text:p>3.469929</text:p>
          </table:table-cell>
          <table:table-cell office:value-type="float" office:value="0.000914" calcext:value-type="float">
            <text:p>0.000914</text:p>
          </table:table-cell>
          <table:table-cell/>
          <table:table-cell office:value-type="float" office:value="0.030856" calcext:value-type="float">
            <text:p>0.030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0_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1.23841" calcext:value-type="float">
            <text:p>1.23841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0.00077" calcext:value-type="float">
            <text:p>0.0007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oard_21_1</text:p>
          </table:table-cell>
          <table:table-cell table:number-columns-repeated="6"/>
          <table:table-cell office:value-type="float" office:value="0.057675" calcext:value-type="float">
            <text:p>0.05767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board_22_1</text:p>
          </table:table-cell>
          <table:table-cell table:number-columns-repeated="6"/>
          <table:table-cell office:value-type="float" office:value="0.012981" calcext:value-type="float">
            <text:p>0.0129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ard_23_1</text:p>
          </table:table-cell>
          <table:table-cell table:number-columns-repeated="6"/>
          <table:table-cell office:value-type="float" office:value="0.014325" calcext:value-type="float">
            <text:p>0.0143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ard_24_1</text:p>
          </table:table-cell>
          <table:table-cell table:number-columns-repeated="6"/>
          <table:table-cell office:value-type="float" office:value="0.009317" calcext:value-type="float">
            <text:p>0.00931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ard_25_1</text:p>
          </table:table-cell>
          <table:table-cell table:number-columns-repeated="6"/>
          <table:table-cell office:value-type="float" office:value="0.056528" calcext:value-type="float">
            <text:p>0.0565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ard_26_1</text:p>
          </table:table-cell>
          <table:table-cell office:value-type="float" office:value="151.520587" calcext:value-type="float">
            <text:p>151.520587</text:p>
          </table:table-cell>
          <table:table-cell table:number-columns-repeated="5"/>
          <table:table-cell office:value-type="float" office:value="9.59688" calcext:value-type="float">
            <text:p>9.596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ard_27_1</text:p>
          </table:table-cell>
          <table:table-cell office:value-type="float" office:value="316.860752" calcext:value-type="float">
            <text:p>316.860752</text:p>
          </table:table-cell>
          <table:table-cell table:number-columns-repeated="5"/>
          <table:table-cell office:value-type="float" office:value="0.02451" calcext:value-type="float">
            <text:p>0.024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ard_28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29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0_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oard_31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2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3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4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5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6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7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8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9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40_1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28:10.773306646</meta:creation-date>
    <dc:date>2018-07-09T20:37:23.880806335</dc:date>
    <meta:editing-duration>PT58M52S</meta:editing-duration>
    <meta:editing-cycles>20</meta:editing-cycles>
    <meta:generator>LibreOffice/5.1.6.2$Linux_X86_64 LibreOffice_project/10m0$Build-2</meta:generator>
    <meta:document-statistic meta:table-count="1" meta:cell-count="238" meta:object-count="0"/>
  </office:meta>
</office:document-meta>
</file>